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Courier New CYR1" svg:font-family="'Courier New CYR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0.1181in" style:rel-width="100%" fo:margin-top="0in" fo:margin-bottom="0in" table:align="center" style:writing-mode="lr-tb"/>
    </style:style>
    <style:style style:name="Table1.A" style:family="table-column">
      <style:table-column-properties style:column-width="1.5299in" style:rel-column-width="9908*"/>
    </style:style>
    <style:style style:name="Table1.B" style:family="table-column">
      <style:table-column-properties style:column-width="2.4813in" style:rel-column-width="16070*"/>
    </style:style>
    <style:style style:name="Table1.C" style:family="table-column">
      <style:table-column-properties style:column-width="2.9583in" style:rel-column-width="19162*"/>
    </style:style>
    <style:style style:name="Table1.D" style:family="table-column">
      <style:table-column-properties style:column-width="3.1486in" style:rel-column-width="20392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16" style:family="table-row">
      <style:table-row-properties style:min-row-height="0.075in" fo:keep-together="auto"/>
    </style:style>
    <style:style style:name="Table1.17" style:family="table-row">
      <style:table-row-properties style:min-row-height="1.6785in" fo:keep-together="auto"/>
    </style:style>
    <style:style style:name="Table1.31" style:family="table-row">
      <style:table-row-properties style:min-row-height="0.1875in" fo:keep-together="auto"/>
    </style:style>
    <style:style style:name="Table1.35" style:family="table-row">
      <style:table-row-properties style:min-row-height="0.375in" fo:keep-together="auto"/>
    </style:style>
    <style:style style:name="Table1.40" style:family="table-row">
      <style:table-row-properties style:min-row-height="0.2229in" fo:keep-together="auto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margin-top="0in" fo:margin-bottom="0in" loext:contextual-spacing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language="en" fo:country="US" style:font-name-complex="Calibri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Courier New" fo:language="en" fo:country="US" style:font-name-complex="Courier New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Courier New" style:font-name-complex="Courier New1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text-indent="0.4917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4917in" style:auto-text-indent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4917in" style:auto-text-indent="false"/>
    </style:style>
    <style:style style:name="P15" style:family="paragraph" style:parent-style-name="Standard" style:master-page-name="Standard">
      <style:paragraph-properties style:page-number="auto"/>
      <style:text-properties fo:language="en" fo:country="US"/>
    </style:style>
    <style:style style:name="P16" style:family="paragraph" style:parent-style-name="Standard">
      <style:paragraph-properties fo:margin-left="0in" fo:margin-right="0in" fo:margin-top="0in" fo:margin-bottom="0in" loext:contextual-spacing="false" fo:text-indent="0.4917in" style:auto-text-indent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ourier New" fo:language="en" fo:country="US" style:font-name-complex="Courier New1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Courier New" style:font-name-complex="Courier New1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Courier New" fo:font-size="12pt" fo:language="en" fo:country="US" style:font-size-asian="12pt" style:font-name-complex="Courier New1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-complex="Calibri1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fo:language="en" fo:country="US" style:font-name-complex="Courier New1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Courier New CYR" fo:language="en" fo:country="US" style:font-name-complex="Courier New CYR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-complex="Courier New CYR1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2pt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2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2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language="en" fo:country="US" fo:font-weight="bold" style:font-size-asian="14pt" style:font-weight-asian="bold" style:font-size-complex="14pt"/>
    </style:style>
    <style:style style:name="T9" style:family="text">
      <style:text-properties style:font-name="Courier New" fo:language="en" fo:country="US" style:font-name-complex="Courier New1"/>
    </style:style>
    <style:style style:name="T10" style:family="text">
      <style:text-properties style:font-name="Courier New" style:font-name-complex="Courier New1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name-complex="Calibri1"/>
    </style:style>
    <style:style style:name="T13" style:family="text">
      <style:text-properties fo:language="en" fo:country="US" style:font-name-complex="Courier New CYR1"/>
    </style:style>
    <style:style style:name="T14" style:family="text">
      <style:text-properties fo:language="en" fo:country="US" style:font-name-complex="Courier New1"/>
    </style:style>
    <style:style style:name="T15" style:family="text">
      <style:text-properties style:font-name-complex="Calibri1"/>
    </style:style>
    <style:style style:name="T16" style:family="text">
      <style:text-properties style:font-name-complex="Courier New CYR1"/>
    </style:style>
    <style:style style:name="T17" style:family="text">
      <style:text-properties style:font-name-complex="Courier New1"/>
    </style:style>
    <style:style style:name="T18" style:family="text">
      <style:text-properties fo:font-size="12pt" style:font-size-asian="12pt" style:font-name-complex="Courier New CYR1" style:font-size-complex="12pt"/>
    </style:style>
    <style:style style:name="T19" style:family="text">
      <style:text-properties fo:font-size="12pt" fo:language="en" fo:country="US" style:font-size-asian="12pt" style:font-name-complex="Courier New CYR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2"><text:span text:style-name="T1">Протокол обмена платы СЦ4 </text:span><text:span text:style-name="T2">c</text:span><text:span text:style-name="T1"> </text:span><text:span text:style-name="T2">COM</text:span><text:span text:style-name="T1">-терминалом по интерфейсу </text:span><text:span text:style-name="T2">RS</text:span><text:span text:style-name="T1">232 <text:line-break/>(протокол диагностики и контроля устройств)</text:span></text:p>
      <text:p text:style-name="P3"/>
      <text:p text:style-name="P12"><text:span text:style-name="T5">1. Параметры интерфейса </text:span><text:span text:style-name="T3">RS</text:span><text:span text:style-name="T5">232:</text:span></text:p>
      <text:p text:style-name="P16">- скорость: 115200 бод</text:p>
      <text:p text:style-name="P16">- количество бит: 8 </text:p>
      <text:p text:style-name="P16">- контроль четности: нет</text:p>
      <text:p text:style-name="P16">- количество стоп-бит: 1</text:p>
      <text:p text:style-name="P16">- управление потоком: нет</text:p>
      <text:p text:style-name="P4"/>
      <text:p text:style-name="P16">2. Общие положения протокола:</text:p>
      <text:p text:style-name="P13"/>
      <text:p text:style-name="P14"><text:span text:style-name="T5">1. Каждая команда должна оканчиваться комбинацией символов 0</text:span><text:span text:style-name="T3">x</text:span><text:span text:style-name="T5">0</text:span><text:span text:style-name="T3">D</text:span><text:span text:style-name="T5">,0</text:span><text:span text:style-name="T3">x</text:span><text:span text:style-name="T5">0</text:span><text:span text:style-name="T3">A</text:span><text:span text:style-name="T5"> (\</text:span><text:span text:style-name="T3">r</text:span><text:span text:style-name="T5">\</text:span><text:span text:style-name="T3">n</text:span><text:span text:style-name="T5">) или 0</text:span><text:span text:style-name="T3">x</text:span><text:span text:style-name="T5">0</text:span><text:span text:style-name="T3">A</text:span><text:span text:style-name="T5"> (\</text:span><text:span text:style-name="T3">n</text:span><text:span text:style-name="T5">)</text:span></text:p>
      <text:p text:style-name="P12"><text:span text:style-name="T5">2. Инициатором команды является </text:span><text:span text:style-name="T3">COM</text:span><text:span text:style-name="T5">-терминал</text:span></text:p>
      <text:p text:style-name="P12"><text:span text:style-name="T5">3. На любую принятую команду пульт дает ответ из одной или нескольких строк оканчивающихся комбинацией символов 0</text:span><text:span text:style-name="T3">x</text:span><text:span text:style-name="T5">0</text:span><text:span text:style-name="T3">D</text:span><text:span text:style-name="T5">,0</text:span><text:span text:style-name="T3">x</text:span><text:span text:style-name="T5">0</text:span><text:span text:style-name="T3">A</text:span><text:span text:style-name="T5"> (\</text:span><text:span text:style-name="T3">r</text:span><text:span text:style-name="T5">\</text:span><text:span text:style-name="T3">n</text:span><text:span text:style-name="T5">)</text:span></text:p>
      <text:p text:style-name="P5"/>
      <text:p text:style-name="P6"><text:span text:style-name="T5">Таблица протокола </text:span><text:span text:style-name="T6">обмена платы СЦ4 </text:span><text:span text:style-name="T4">c</text:span><text:span text:style-name="T6"> </text:span><text:span text:style-name="T4">COM</text:span><text:span text:style-name="T6">-терминалом по интерфейсу </text:span><text:span text:style-name="T4">RS</text:span><text:span text:style-name="T6">23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7">От терминала</text:p>
            </table:table-cell>
            <table:table-cell table:style-name="Table1.A1" office:value-type="string">
              <text:p text:style-name="P17">Описание</text:p>
            </table:table-cell>
            <table:table-cell table:style-name="Table1.A1" office:value-type="string">
              <text:p text:style-name="P17">От платы СЦ4</text:p>
            </table:table-cell>
            <table:table-cell table:style-name="Table1.A1" office:value-type="string">
              <text:p text:style-name="P17">Описание</text:p>
            </table:table-cell>
          </table:table-row>
        </table:table-header-rows>
        <table:table-row table:style-name="Table1.1">
          <table:table-cell table:style-name="Table1.A1" table:number-columns-spanned="4" office:value-type="string">
            <text:p text:style-name="P18">Команды установки режимов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">TEST ON</text:p>
          </table:table-cell>
          <table:table-cell table:style-name="Table1.A1" office:value-type="string">
            <text:p text:style-name="P10">Включение режима тестирования устройства</text:p>
          </table:table-cell>
          <table:table-cell table:style-name="Table1.A1" office:value-type="string">
            <text:p text:style-name="P8">GIT-COMM IPS</text:p>
            <text:p text:style-name="P10"><text:span text:style-name="T9">Device type : &lt;</text:span><text:span text:style-name="T10">тип</text:span><text:span text:style-name="T9"> </text:span><text:span text:style-name="T10">устройства</text:span><text:span text:style-name="T9">&gt;</text:span></text:p>
            <text:p text:style-name="P10"><text:span text:style-name="T9">Serial No :</text:span><text:span text:style-name="T10"> &lt;серийный номер&gt;</text:span></text:p>
            <text:p text:style-name="P10"><text:bookmark text:name="_GoBack"/><text:span text:style-name="T9">Firmware</text:span><text:span text:style-name="T10"> : &lt;версия прошивки&gt;</text:span></text:p>
            <text:p text:style-name="P10"><text:span text:style-name="T9">Configuration : &lt;</text:span><text:span text:style-name="T10">версия</text:span><text:span text:style-name="T9"> </text:span><text:span text:style-name="T10">конфигурации</text:span><text:span text:style-name="T9">&gt;</text:span></text:p>
            <text:p text:style-name="P8">IP address : &lt;X.X.X.X&gt;</text:p>
            <text:p text:style-name="P8">MAC address : &lt;X:X:X:X:X:X&gt;</text:p>
            <text:p text:style-name="P10"><text:soft-page-break/><text:span text:style-name="T9">CID</text:span><text:span text:style-name="T10"> : &lt;</text:span><text:span text:style-name="T9">CID</text:span><text:span text:style-name="T10"> в плане коммутации&gt;</text:span></text:p>
            <text:p text:style-name="P10"><text:span text:style-name="T9">&lt;</text:span><text:span text:style-name="T10">пустая</text:span><text:span text:style-name="T9"> </text:span><text:span text:style-name="T10">строка</text:span><text:span text:style-name="T9">&gt;</text:span></text:p>
            <text:p text:style-name="P8">TEST MODE ENABLED</text:p>
          </table:table-cell>
          <table:table-cell table:style-name="Table1.A1" office:value-type="string">
            <text:p text:style-name="P10">Включение режима тестирования</text:p>
            <text:p text:style-name="P10">Ответ на включение режима <text:span text:style-name="T11">TEST</text:span></text:p>
          </table:table-cell>
        </table:table-row>
        <table:table-row table:style-name="Table1.1">
          <table:table-cell table:style-name="Table1.A1" office:value-type="string">
            <text:p text:style-name="P8">TEST OFF</text:p>
          </table:table-cell>
          <table:table-cell table:style-name="Table1.A1" office:value-type="string">
            <text:p text:style-name="P10">Выключение режима тестирования</text:p>
          </table:table-cell>
          <table:table-cell table:style-name="Table1.A1" office:value-type="string">
            <text:p text:style-name="P8">TEST MODE DISABLED</text:p>
          </table:table-cell>
          <table:table-cell table:style-name="Table1.A1" office:value-type="string">
            <text:p text:style-name="P10">Выход из режима тестирования</text:p>
          </table:table-cell>
        </table:table-row>
        <table:table-row table:style-name="Table1.1">
          <table:table-cell table:style-name="Table1.A1" office:value-type="string">
            <text:p text:style-name="P8">DEBUG ON</text:p>
          </table:table-cell>
          <table:table-cell table:style-name="Table1.A1" office:value-type="string">
            <text:p text:style-name="P10">Включение режима отладки</text:p>
          </table:table-cell>
          <table:table-cell table:style-name="Table1.A1" office:value-type="string">
            <text:p text:style-name="P8">GIT-COMM IPS</text:p>
            <text:p text:style-name="P10"><text:span text:style-name="T9">Device type : &lt;</text:span><text:span text:style-name="T10">тип</text:span><text:span text:style-name="T9"> </text:span><text:span text:style-name="T10">устройства</text:span><text:span text:style-name="T9">&gt;</text:span></text:p>
            <text:p text:style-name="P10"><text:span text:style-name="T9">Serial No :</text:span><text:span text:style-name="T10"> &lt;серийный номер&gt;</text:span></text:p>
            <text:p text:style-name="P10"><text:span text:style-name="T9">Firmware</text:span><text:span text:style-name="T10"> : &lt;версия прошивки&gt;</text:span></text:p>
            <text:p text:style-name="P10"><text:span text:style-name="T9">Configuration : &lt;</text:span><text:span text:style-name="T10">версия</text:span><text:span text:style-name="T9"> </text:span><text:span text:style-name="T10">конфигурации</text:span><text:span text:style-name="T9">&gt;</text:span></text:p>
            <text:p text:style-name="P8">IP address : &lt;X.X.X.X&gt;</text:p>
            <text:p text:style-name="P8">MAC address : &lt;X:X:X:X:X:X&gt;</text:p>
            <text:p text:style-name="P10"><text:span text:style-name="T9">CID</text:span><text:span text:style-name="T10"> : &lt;</text:span><text:span text:style-name="T9">CID</text:span><text:span text:style-name="T10"> в плане коммутации&gt;</text:span></text:p>
            <text:p text:style-name="P10"><text:span text:style-name="T9">&lt;</text:span><text:span text:style-name="T10">пустая</text:span><text:span text:style-name="T9"> </text:span><text:span text:style-name="T10">строка</text:span><text:span text:style-name="T9">&gt;</text:span></text:p>
            <text:p text:style-name="P8">DEBUG MODE ENABLED</text:p>
          </table:table-cell>
          <table:table-cell table:style-name="Table1.A1" office:value-type="string">
            <text:p text:style-name="P10">Включение режима <text:span text:style-name="T11">DEBUG</text:span></text:p>
            <text:p text:style-name="P10">Ответ на включение режима <text:span text:style-name="T11">DEBUG</text:span></text:p>
          </table:table-cell>
        </table:table-row>
        <table:table-row table:style-name="Table1.1">
          <table:table-cell table:style-name="Table1.A1" office:value-type="string">
            <text:p text:style-name="P8">DEBUG OFF</text:p>
          </table:table-cell>
          <table:table-cell table:style-name="Table1.A1" office:value-type="string">
            <text:p text:style-name="P10">Выключение режима <text:span text:style-name="T11">DEBUG</text:span></text:p>
          </table:table-cell>
          <table:table-cell table:style-name="Table1.A1" office:value-type="string">
            <text:p text:style-name="P8">DEBUG MODE DISABLED</text:p>
          </table:table-cell>
          <table:table-cell table:style-name="Table1.A1" office:value-type="string">
            <text:p text:style-name="P10">Выход из режима <text:span text:style-name="T11">DEBUG</text:span></text:p>
          </table:table-cell>
        </table:table-row>
        <table:table-row table:style-name="Table1.1">
          <table:table-cell table:style-name="Table1.A1" office:value-type="string">
            <text:p text:style-name="P8"><text:bookmark-start text:name="__DdeLink__1762_1259135868"/>SERVICE ON<text:bookmark-end text:name="__DdeLink__1762_1259135868"/></text:p>
          </table:table-cell>
          <table:table-cell table:style-name="Table1.A1" office:value-type="string">
            <text:p text:style-name="P10">Включение режима <text:span text:style-name="T11">SERVICE</text:span></text:p>
          </table:table-cell>
          <table:table-cell table:style-name="Table1.A1" office:value-type="string">
            <text:p text:style-name="P8">GIT-COMM IPS</text:p>
            <text:p text:style-name="P10"><text:span text:style-name="T9">Device type : &lt;</text:span><text:span text:style-name="T10">тип</text:span><text:span text:style-name="T9"> </text:span><text:span text:style-name="T10">устройства</text:span><text:span text:style-name="T9">&gt;</text:span></text:p>
            <text:p text:style-name="P10"><text:span text:style-name="T9">Serial</text:span><text:span text:style-name="T10"> </text:span><text:span text:style-name="T9">No</text:span><text:span text:style-name="T10"> : &lt;серийный номер&gt;</text:span></text:p>
            <text:p text:style-name="P10"><text:span text:style-name="T9">Firmware</text:span><text:span text:style-name="T10"> : &lt;версия прошивки&gt;</text:span></text:p>
            <text:p text:style-name="P10"><text:span text:style-name="T9">Configuration : &lt;</text:span><text:span text:style-name="T10">версия</text:span><text:span text:style-name="T9"> </text:span><text:span text:style-name="T10">конфигурации</text:span><text:span text:style-name="T9">&gt;</text:span></text:p>
            <text:p text:style-name="P8">IP address : &lt;X.X.X.X&gt;</text:p>
            <text:p text:style-name="P8">MAC address : &lt;X:X:X:X:X:X&gt;</text:p>
            <text:p text:style-name="P10"><text:span text:style-name="T9">CID</text:span><text:span text:style-name="T10"> : &lt;</text:span><text:span text:style-name="T9">CID</text:span><text:span text:style-name="T10"> в плане коммутации&gt;</text:span></text:p>
            <text:p text:style-name="P10"><text:span text:style-name="T9">&lt;</text:span><text:span text:style-name="T10">пустая</text:span><text:span text:style-name="T9"> </text:span><text:span text:style-name="T10">строка</text:span><text:span text:style-name="T9">&gt;</text:span></text:p>
            <text:p text:style-name="P8">SERVICE MODE ENABLED</text:p>
          </table:table-cell>
          <table:table-cell table:style-name="Table1.A1" office:value-type="string">
            <text:p text:style-name="P10">Включение режима <text:span text:style-name="T11">SERVICE</text:span></text:p>
            <text:p text:style-name="P10">Ответ на включение режима <text:span text:style-name="T11">SERVICE</text:span></text:p>
          </table:table-cell>
        </table:table-row>
        <table:table-row table:style-name="Table1.1">
          <table:table-cell table:style-name="Table1.A1" office:value-type="string">
            <text:p text:style-name="P8">SERVICE OFF</text:p>
          </table:table-cell>
          <table:table-cell table:style-name="Table1.A1" office:value-type="string">
            <text:p text:style-name="P10">Выключение режима <text:span text:style-name="T11">SERVICE</text:span></text:p>
          </table:table-cell>
          <table:table-cell table:style-name="Table1.A1" office:value-type="string">
            <text:p text:style-name="P8">SERVICE MODE DISABLED</text:p>
          </table:table-cell>
          <table:table-cell table:style-name="Table1.A1" office:value-type="string">
            <text:p text:style-name="P10">Выход из режима <text:span text:style-name="T11">SERVICE</text:span></text:p>
          </table:table-cell>
        </table:table-row>
        <table:table-row table:style-name="Table1.1">
          <table:table-cell table:style-name="Table1.A1" table:number-columns-spanned="4" office:value-type="string">
            <text:p text:style-name="P11"><text:span text:style-name="T7">Команды тестового режима <text:s/>(режим </text:span><text:span text:style-name="T8">TEST</text:span><text:span text:style-name="T7">)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><text:span text:style-name="T10">TEST </text:span><text:span text:style-name="T9">LED</text:span><text:span text:style-name="T10"> O</text:span><text:span text:style-name="T9">N</text:span></text:p>
          </table:table-cell>
          <table:table-cell table:style-name="Table1.A1" office:value-type="string">
            <text:p text:style-name="P10">Включение режима тестирования светодиодов платы УИ</text:p>
          </table:table-cell>
          <table:table-cell table:style-name="Table1.A1" office:value-type="string">
            <text:p text:style-name="P10"><text:span text:style-name="T9">Led</text:span><text:span text:style-name="T10"> </text:span><text:span text:style-name="T9">test</text:span><text:span text:style-name="T10"> </text:span><text:span text:style-name="T9">on</text:span></text:p>
          </table:table-cell>
          <table:table-cell table:style-name="Table1.A1" office:value-type="string">
            <text:p text:style-name="P10">Включение теста, аналогичному тесту светодиодов на стенде проверки платы УИ. <text:s/>Ответ на включение режима тестирования светодиодов</text:p>
          </table:table-cell>
        </table:table-row>
        <table:table-row table:style-name="Table1.1">
          <table:table-cell table:style-name="Table1.A1" office:value-type="string">
            <text:p text:style-name="P10"><text:span text:style-name="T10">TEST </text:span><text:span text:style-name="T9">LED</text:span><text:span text:style-name="T10"> O</text:span><text:span text:style-name="T9">FF</text:span></text:p>
          </table:table-cell>
          <table:table-cell table:style-name="Table1.A1" office:value-type="string">
            <text:p text:style-name="P10">Выключение режима тестирования светодиодов <text:soft-page-break/>платы УИ</text:p>
          </table:table-cell>
          <table:table-cell table:style-name="Table1.A1" office:value-type="string">
            <text:p text:style-name="P8">Led test off</text:p>
          </table:table-cell>
          <table:table-cell table:style-name="Table1.A1" office:value-type="string">
            <text:p text:style-name="P10">Выключение теста. <text:s/>Ответ на выключение режима тестирования <text:soft-page-break/>светодиодов</text:p>
          </table:table-cell>
        </table:table-row>
        <table:table-row table:style-name="Table1.1">
          <table:table-cell table:style-name="Table1.A1" office:value-type="string">
            <text:p text:style-name="P10"><text:span text:style-name="T10">TEST </text:span><text:span text:style-name="T9">BTN</text:span><text:span text:style-name="T10"> O</text:span><text:span text:style-name="T9">N</text:span></text:p>
          </table:table-cell>
          <table:table-cell table:style-name="Table1.A1" office:value-type="string">
            <text:p text:style-name="P10">Включение режима тестирования кнопок платы УИ</text:p>
          </table:table-cell>
          <table:table-cell table:style-name="Table1.A1" office:value-type="string">
            <text:p text:style-name="P10"><text:span text:style-name="T10">B</text:span><text:span text:style-name="T9">tn test on</text:span></text:p>
          </table:table-cell>
          <table:table-cell table:style-name="Table1.A1" office:value-type="string">
            <text:p text:style-name="P10">Включение теста, аналогичному тесту кнопок на стенде проверки платы УИ. <text:s/>Ответ на включение режима тестирования кнопок</text:p>
          </table:table-cell>
        </table:table-row>
        <table:table-row table:style-name="Table1.1">
          <table:table-cell table:style-name="Table1.A1" office:value-type="string">
            <text:p text:style-name="P10"><text:span text:style-name="T10">TEST </text:span><text:span text:style-name="T9">BTN</text:span><text:span text:style-name="T10"> O</text:span><text:span text:style-name="T9">FF</text:span></text:p>
          </table:table-cell>
          <table:table-cell table:style-name="Table1.A1" office:value-type="string">
            <text:p text:style-name="P10">Выключение режима тестирования кнопок платы УИ</text:p>
          </table:table-cell>
          <table:table-cell table:style-name="Table1.A1" office:value-type="string">
            <text:p text:style-name="P10"><text:span text:style-name="T10">B</text:span><text:span text:style-name="T9">tn test off</text:span></text:p>
          </table:table-cell>
          <table:table-cell table:style-name="Table1.A1" office:value-type="string">
            <text:p text:style-name="P10">Выключение теста. <text:s/>Ответ на выключение режима тестирования кнопок</text:p>
          </table:table-cell>
        </table:table-row>
        <table:table-row table:style-name="Table1.1">
          <table:table-cell table:style-name="Table1.A1" office:value-type="string">
            <text:p text:style-name="P9">TEST AUDIO ON</text:p>
          </table:table-cell>
          <table:table-cell table:style-name="Table1.A1" office:value-type="string">
            <text:p text:style-name="P10">Включение теста аналоговых трактов</text:p>
          </table:table-cell>
          <table:table-cell table:style-name="Table1.A1" office:value-type="string">
            <text:p text:style-name="P9">AudioLoop Test on</text:p>
          </table:table-cell>
          <table:table-cell table:style-name="Table1.A1" office:value-type="string">
            <text:p text:style-name="P10">Включение аудиопетли для тестирования аналоговых трактов. Ответ на включение теста аналоговых трактов</text:p>
          </table:table-cell>
        </table:table-row>
        <table:table-row table:style-name="Table1.1">
          <table:table-cell table:style-name="Table1.A1" office:value-type="string">
            <text:p text:style-name="P10"><text:span text:style-name="T10">TEST AUDIO O</text:span><text:span text:style-name="T9">FF</text:span></text:p>
          </table:table-cell>
          <table:table-cell table:style-name="Table1.A1" office:value-type="string">
            <text:p text:style-name="P10">Выключение теста аналоговых трактов</text:p>
          </table:table-cell>
          <table:table-cell table:style-name="Table1.A1" office:value-type="string">
            <text:p text:style-name="P9">AudioLoop Test off</text:p>
          </table:table-cell>
          <table:table-cell table:style-name="Table1.A1" office:value-type="string">
            <text:p text:style-name="P10">Выключение аудиопетли. Ответ на выключение теста аналоговых трактов</text:p>
          </table:table-cell>
        </table:table-row>
        <table:table-row table:style-name="Table1.16">
          <table:table-cell table:style-name="Table1.A1" table:number-rows-spanned="2" office:value-type="string">
            <text:p text:style-name="P10"><text:span text:style-name="T9">TEST</text:span><text:span text:style-name="T10"> </text:span><text:span text:style-name="T9">SRAM</text:span></text:p>
          </table:table-cell>
          <table:table-cell table:style-name="Table1.A1" table:number-rows-spanned="2" office:value-type="string">
            <text:p text:style-name="P10">Тестирование <text:span text:style-name="T11">SRAM</text:span> платы СЦ4</text:p>
          </table:table-cell>
          <table:table-cell table:style-name="Table1.A1" office:value-type="string">
            <text:p text:style-name="P8">Test RAM &lt;type&gt; : OK</text:p>
            <text:p text:style-name="P7"/>
            <text:p text:style-name="P8"/>
          </table:table-cell>
          <table:table-cell table:style-name="Table1.A1" office:value-type="string">
            <text:p text:style-name="P10">Положительный результат тестирования <text:span text:style-name="T11">SRAM</text:span> в режиме &lt;<text:span text:style-name="T11">type</text:span>&gt;:</text:p>
            <text:p text:style-name="P10"><text:span text:style-name="T11">byteio</text:span> <text:s/>– тестирование «обмен байтами» (тест линий <text:span text:style-name="T11">BE</text:span> и данных) </text:p>
            <text:p text:style-name="P10"><text:span text:style-name="T11">data</text:span> <text:span text:style-name="T11">ones</text:span> – тестирование шины данных <text:span text:style-name="T11">SRAM</text:span> в режиме «бегущая единица»</text:p>
            <text:p text:style-name="P10"><text:span text:style-name="T11">data</text:span> <text:span text:style-name="T11">zeros</text:span> - <text:s/>тестирование шины данных <text:span text:style-name="T11">SRAM</text:span> в режиме «бегущий ноль»</text:p>
            <text:p text:style-name="P10"><text:span text:style-name="T11">address</text:span> <text:span text:style-name="T11">hash</text:span> - тестирование шины адреса <text:span text:style-name="T11">SRAM</text:span></text:p>
            <text:p text:style-name="P10"><text:span text:style-name="T15">Выдается для каждого &lt;</text:span><text:span text:style-name="T12">type</text:span><text:span text:style-name="T15">&gt; при положительном результате</text:span></text:p>
          </table:table-cell>
        </table:table-row>
        <table:table-row table:style-name="Table1.17">
          <table:covered-table-cell/>
          <table:covered-table-cell/>
          <table:table-cell table:style-name="Table1.A1" office:value-type="string">
            <text:p text:style-name="P8">Test RAM Error : &lt;type&gt; A &lt;adr&gt; , W &lt;wdata&gt;YYYYYYYY, R &lt;rdata&gt;</text:p>
            <text:p text:style-name="P8"/>
          </table:table-cell>
          <table:table-cell table:style-name="Table1.A1" office:value-type="string">
            <text:p text:style-name="P10">Отрицательный результат тестирования <text:span text:style-name="T11">SRAM</text:span>:</text:p>
            <text:p text:style-name="P10"><text:span text:style-name="T16">&lt;</text:span><text:span text:style-name="T13">type</text:span><text:span text:style-name="T16">&gt; - тип теста</text:span></text:p>
            <text:p text:style-name="P10">&lt;<text:span text:style-name="T11">adr</text:span>&gt; - адрес ошибки</text:p>
            <text:p text:style-name="P10">&lt;<text:span text:style-name="T11">wdata</text:span>&gt; - записываемые данные</text:p>
            <text:p text:style-name="P10">&lt;<text:span text:style-name="T11">rdata</text:span>&gt; - прочитанные ошибочные данные</text:p>
            <text:p text:style-name="P10"><text:span text:style-name="T15">Выдается для каждого &lt;</text:span><text:span text:style-name="T12">type</text:span><text:span text:style-name="T15">&gt; при ошибке</text:span></text:p>
          </table:table-cell>
        </table:table-row>
        <table:table-row table:style-name="Table1.16">
          <table:table-cell table:style-name="Table1.A1" table:number-rows-spanned="4" office:value-type="string">
            <text:p text:style-name="P10"><text:span text:style-name="T9">TEST EEPROM</text:span><text:span text:style-name="T10"> </text:span></text:p>
          </table:table-cell>
          <table:table-cell table:style-name="Table1.A1" table:number-rows-spanned="4" office:value-type="string">
            <text:p text:style-name="P10">Тестирование чтения <text:span text:style-name="T11">EEPROM</text:span> платы СЦ4</text:p>
          </table:table-cell>
          <table:table-cell table:style-name="Table1.A1" office:value-type="string">
            <text:p text:style-name="P8">Test EEPROM ok</text:p>
          </table:table-cell>
          <table:table-cell table:style-name="Table1.A1" office:value-type="string">
            <text:p text:style-name="P10">Положительный результат теста чтения <text:span text:style-name="T11">EEPROM</text:span></text:p>
          </table:table-cell>
        </table:table-row>
        <table:table-row table:style-name="Table1.16">
          <table:covered-table-cell/>
          <table:covered-table-cell/>
          <table:table-cell table:style-name="Table1.A1" office:value-type="string">
            <text:p text:style-name="P9">Error : EEPROM read error</text:p>
          </table:table-cell>
          <table:table-cell table:style-name="Table1.A1" office:value-type="string">
            <text:p text:style-name="P10">Отказ в доступе к микросхеме по чтению</text:p>
          </table:table-cell>
        </table:table-row>
        <table:table-row table:style-name="Table1.16">
          <table:covered-table-cell/>
          <table:covered-table-cell/>
          <table:table-cell table:style-name="Table1.A1" office:value-type="string">
            <text:p text:style-name="P9">Error : EEPROM invalid filesystem</text:p>
          </table:table-cell>
          <table:table-cell table:style-name="Table1.A1" office:value-type="string">
            <text:p text:style-name="P10">Отсутствует системный блок</text:p>
          </table:table-cell>
        </table:table-row>
        <table:table-row table:style-name="Table1.16">
          <table:covered-table-cell/>
          <table:covered-table-cell/>
          <table:table-cell table:style-name="Table1.A1" office:value-type="string">
            <text:p text:style-name="P9">Error : EEPROM invalid CRC</text:p>
          </table:table-cell>
          <table:table-cell table:style-name="Table1.A1" office:value-type="string">
            <text:p text:style-name="P10">Неверная контрольная сумма системного блока</text:p>
          </table:table-cell>
        </table:table-row>
        <table:table-row table:style-name="Table1.16">
          <table:table-cell table:style-name="Table1.A1" table:number-rows-spanned="5" office:value-type="string">
            <text:p text:style-name="P8">TEST EEPROM : FORMAT</text:p>
          </table:table-cell>
          <table:table-cell table:style-name="Table1.A1" table:number-rows-spanned="5" office:value-type="string">
            <text:p text:style-name="P10">Тестирование <text:span text:style-name="T11">EEPROM</text:span> платы СЦ4 с форматированием <text:span text:style-name="T11">EEPROM</text:span></text:p>
          </table:table-cell>
          <table:table-cell table:style-name="Table1.A1" office:value-type="string">
            <text:p text:style-name="P8">EEPROM formatted</text:p>
          </table:table-cell>
          <table:table-cell table:style-name="Table1.A1" office:value-type="string">
            <text:p text:style-name="P10">Положительный результат форматирования и последующего чтения <text:span text:style-name="T11">EEPROM</text:span> </text:p>
          </table:table-cell>
        </table:table-row>
        <table:table-row table:style-name="Table1.16">
          <table:covered-table-cell/>
          <table:covered-table-cell/>
          <table:table-cell table:style-name="Table1.A1" office:value-type="string">
            <text:p text:style-name="P8">Error : EEPROM write error</text:p>
          </table:table-cell>
          <table:table-cell table:style-name="Table1.A1" office:value-type="string">
            <text:p text:style-name="P10">Отказ в доступе к микросхеме по записи</text:p>
          </table:table-cell>
        </table:table-row>
        <table:table-row table:style-name="Table1.16">
          <table:covered-table-cell/>
          <table:covered-table-cell/>
          <table:table-cell table:style-name="Table1.A1" office:value-type="string">
            <text:p text:style-name="P9">Error : EEPROM read error</text:p>
          </table:table-cell>
          <table:table-cell table:style-name="Table1.A1" office:value-type="string">
            <text:p text:style-name="P10">Отказ в доступе к микросхеме по чтению</text:p>
          </table:table-cell>
        </table:table-row>
        <table:table-row table:style-name="Table1.16">
          <table:covered-table-cell/>
          <table:covered-table-cell/>
          <table:table-cell table:style-name="Table1.A1" office:value-type="string">
            <text:p text:style-name="P9">Error : EEPROM invalid filesystem</text:p>
          </table:table-cell>
          <table:table-cell table:style-name="Table1.A1" office:value-type="string">
            <text:p text:style-name="P10">Не удалось записать системный блок</text:p>
          </table:table-cell>
        </table:table-row>
        <table:table-row table:style-name="Table1.16">
          <table:covered-table-cell/>
          <table:covered-table-cell/>
          <table:table-cell table:style-name="Table1.A1" office:value-type="string">
            <text:p text:style-name="P9">Error : EEPROM invalid CRC</text:p>
          </table:table-cell>
          <table:table-cell table:style-name="Table1.A1" office:value-type="string">
            <text:p text:style-name="P10">Неверная контрольная сумма записанного системного блока</text:p>
          </table:table-cell>
        </table:table-row>
        <table:table-row table:style-name="Table1.16">
          <table:table-cell table:style-name="Table1.A1" table:number-rows-spanned="4" office:value-type="string">
            <text:p text:style-name="P21">TEST AIC</text:p>
          </table:table-cell>
          <table:table-cell table:style-name="Table1.A1" table:number-rows-spanned="4" office:value-type="string">
            <text:p text:style-name="P10">Тестирование <text:span text:style-name="T11">AUDIOCODEC</text:span> платы СЦ4</text:p>
          </table:table-cell>
          <table:table-cell table:style-name="Table1.A1" office:value-type="string">
            <text:p text:style-name="P8">Test AIC ok</text:p>
          </table:table-cell>
          <table:table-cell table:style-name="Table1.A1" office:value-type="string">
            <text:p text:style-name="P10">Положительный результат тестирования</text:p>
          </table:table-cell>
        </table:table-row>
        <table:table-row table:style-name="Table1.16">
          <table:covered-table-cell/>
          <table:covered-table-cell/>
          <table:table-cell table:style-name="Table1.A1" office:value-type="string">
            <text:p text:style-name="P8">Error : AIC reset</text:p>
          </table:table-cell>
          <table:table-cell table:style-name="Table1.A1" office:value-type="string">
            <text:p text:style-name="P10">Отрицательный результат процедуры сброса микросхемы <text:span text:style-name="T11">AUDIOCODEC</text:span></text:p>
          </table:table-cell>
        </table:table-row>
        <table:table-row table:style-name="Table1.16">
          <table:covered-table-cell/>
          <table:covered-table-cell/>
          <table:table-cell table:style-name="Table1.A1" office:value-type="string">
            <text:p text:style-name="P8">Error : AIC init</text:p>
          </table:table-cell>
          <table:table-cell table:style-name="Table1.A1" office:value-type="string">
            <text:p text:style-name="P10">Отрицательный результат процедуры инициализации микросхемы <text:span text:style-name="T11">AUDIOCODEC</text:span></text:p>
          </table:table-cell>
        </table:table-row>
        <table:table-row table:style-name="Table1.16">
          <table:covered-table-cell/>
          <table:covered-table-cell/>
          <table:table-cell table:style-name="Table1.A1" office:value-type="string">
            <text:p text:style-name="P8">Error : AIC SAI DMA init</text:p>
          </table:table-cell>
          <table:table-cell table:style-name="Table1.A1" office:value-type="string">
            <text:p text:style-name="P10">Отрицательный результат <text:soft-page-break/>процедуры инициализации аудио шины <text:span text:style-name="T11">SAI</text:span> <text:line-break/>микропроцессор &lt;–&gt; <text:span text:style-name="T11">AUDIOCODEC</text:span></text:p>
          </table:table-cell>
        </table:table-row>
        <table:table-row table:style-name="Table1.31">
          <table:table-cell table:style-name="Table1.A1" table:number-rows-spanned="4" office:value-type="string">
            <text:p text:style-name="P8">TEST PHY</text:p>
          </table:table-cell>
          <table:table-cell table:style-name="Table1.A1" table:number-rows-spanned="4" office:value-type="string">
            <text:p text:style-name="P10">Тестирование <text:span text:style-name="T11">PHY</text:span>-контроллера платы СЦ4</text:p>
          </table:table-cell>
          <table:table-cell table:style-name="Table1.A1" office:value-type="string">
            <text:p text:style-name="P8">Test PHY : &lt;mode&gt;</text:p>
            <text:p text:style-name="P8">Test PHY ok</text:p>
          </table:table-cell>
          <table:table-cell table:style-name="Table1.A1" office:value-type="string">
            <text:p text:style-name="P22">Положительный результат тестирования</text:p>
            <text:p text:style-name="P10"><text:span text:style-name="T15">&lt;</text:span><text:span text:style-name="T12">mode</text:span><text:span text:style-name="T15">&gt; - состояние линии </text:span><text:span text:style-name="T12">Ethernet</text:span>:</text:p>
            <text:p text:style-name="P10"><text:span text:style-name="T15">100 </text:span><text:span text:style-name="T12">MBit</text:span><text:span text:style-name="T15"> </text:span><text:span text:style-name="T12">FD</text:span><text:span text:style-name="T15"> – 100 мбит/с дуплекс</text:span></text:p>
            <text:p text:style-name="P10"><text:span text:style-name="T15">100 </text:span><text:span text:style-name="T12">MBit</text:span><text:span text:style-name="T15"> </text:span><text:span text:style-name="T12">HD</text:span><text:span text:style-name="T15"> – 100 мбит/с полудуплекс</text:span></text:p>
            <text:p text:style-name="P10"><text:span text:style-name="T15">10 </text:span><text:span text:style-name="T12">MBit</text:span><text:span text:style-name="T15"> </text:span><text:span text:style-name="T12">FD</text:span><text:span text:style-name="T15"> – 10 мбит/с дуплекс</text:span></text:p>
            <text:p text:style-name="P10"><text:span text:style-name="T15">10 </text:span><text:span text:style-name="T12">MBit</text:span><text:span text:style-name="T15"> </text:span><text:span text:style-name="T12">HD</text:span><text:span text:style-name="T15"> – 10 мбит/с полудуплекс</text:span></text:p>
            <text:p text:style-name="P10"><text:span text:style-name="T12">link</text:span><text:span text:style-name="T15"> </text:span><text:span text:style-name="T12">down</text:span><text:span text:style-name="T15"> – кабель не подсоединен</text:span></text:p>
          </table:table-cell>
        </table:table-row>
        <table:table-row table:style-name="Table1.31">
          <table:covered-table-cell/>
          <table:covered-table-cell/>
          <table:table-cell table:style-name="Table1.A1" office:value-type="string">
            <text:p text:style-name="P8">Error : PHY init</text:p>
          </table:table-cell>
          <table:table-cell table:style-name="Table1.A1" office:value-type="string">
            <text:p text:style-name="P10">Отрицательный результат процедуры инициализации <text:span text:style-name="T11">PHY</text:span>-контроллера</text:p>
          </table:table-cell>
        </table:table-row>
        <table:table-row table:style-name="Table1.31">
          <table:covered-table-cell/>
          <table:covered-table-cell/>
          <table:table-cell table:style-name="Table1.A1" office:value-type="string">
            <text:p text:style-name="P8">Test PHY : read error</text:p>
          </table:table-cell>
          <table:table-cell table:style-name="Table1.A1" office:value-type="string">
            <text:p text:style-name="P10">Отказ в доступе к <text:span text:style-name="T11">PHY</text:span>-контроллеру по чтению</text:p>
          </table:table-cell>
        </table:table-row>
        <table:table-row table:style-name="Table1.31">
          <table:covered-table-cell/>
          <table:covered-table-cell/>
          <table:table-cell table:style-name="Table1.A1" office:value-type="string">
            <text:p text:style-name="P8">Test PHY : PHY AN timeout</text:p>
          </table:table-cell>
          <table:table-cell table:style-name="Table1.A1" office:value-type="string">
            <text:p text:style-name="P10">Таймаут процесса автосогласования параметров линии</text:p>
          </table:table-cell>
        </table:table-row>
        <table:table-row table:style-name="Table1.35">
          <table:table-cell table:style-name="Table1.A1" table:number-rows-spanned="2" office:value-type="string">
            <text:p text:style-name="P10"><text:span text:style-name="T9">TEST PHY</text:span><text:span text:style-name="T10"> </text:span><text:span text:style-name="T9">: AN</text:span></text:p>
          </table:table-cell>
          <table:table-cell table:style-name="Table1.A1" table:number-rows-spanned="2" office:value-type="string">
            <text:p text:style-name="P10">Тестирование автосогласования параметров линии <text:span text:style-name="T11">Ethernet</text:span> <text:span text:style-name="T11">PHY</text:span>-контроллера платы СЦ4</text:p>
          </table:table-cell>
          <table:table-cell table:style-name="Table1.A1" office:value-type="string">
            <text:p text:style-name="P9">Test PHY : restart autonegotiation</text:p>
          </table:table-cell>
          <table:table-cell table:style-name="Table1.A1" office:value-type="string">
            <text:p text:style-name="P10">Успешный запуск автосогласования параметров линии</text:p>
          </table:table-cell>
        </table:table-row>
        <table:table-row table:style-name="Table1.35">
          <table:covered-table-cell/>
          <table:covered-table-cell/>
          <table:table-cell table:style-name="Table1.A1" office:value-type="string">
            <text:p text:style-name="P9">Error : restart autonegotiation</text:p>
          </table:table-cell>
          <table:table-cell table:style-name="Table1.A1" office:value-type="string">
            <text:p text:style-name="P10">Отказ запуска автосогласования параметров линии</text:p>
          </table:table-cell>
        </table:table-row>
        <table:table-row table:style-name="Table1.35">
          <table:table-cell table:style-name="Table1.A1" table:number-rows-spanned="2" office:value-type="string">
            <text:p text:style-name="P10"><text:span text:style-name="T9">TEST PHY</text:span><text:span text:style-name="T10"> </text:span><text:span text:style-name="T9">: STATUS</text:span></text:p>
          </table:table-cell>
          <table:table-cell table:style-name="Table1.A1" table:number-rows-spanned="2" office:value-type="string">
            <text:p text:style-name="P10">Вывод состояния линии <text:span text:style-name="T11">Ethernet</text:span> <text:span text:style-name="T11">PHY</text:span>-контроллера платы СЦ4</text:p>
          </table:table-cell>
          <table:table-cell table:style-name="Table1.A1" office:value-type="string">
            <text:p text:style-name="P8">Test PHY : &lt;mode&gt;</text:p>
          </table:table-cell>
          <table:table-cell table:style-name="Table1.A1" office:value-type="string">
            <text:p text:style-name="P10"><text:span text:style-name="T15">&lt;</text:span><text:span text:style-name="T12">mode</text:span><text:span text:style-name="T15">&gt; - состояние линии </text:span><text:span text:style-name="T12">Ethernet</text:span>:<text:span text:style-name="T10"> </text:span></text:p>
            <text:p text:style-name="P10"><text:span text:style-name="T15">100 </text:span><text:span text:style-name="T12">MBit</text:span><text:span text:style-name="T15"> </text:span><text:span text:style-name="T12">FD</text:span><text:span text:style-name="T15"> – 100 мбит/с дуплекс</text:span></text:p>
            <text:p text:style-name="P10"><text:span text:style-name="T15">100 </text:span><text:span text:style-name="T12">MBit</text:span><text:span text:style-name="T15"> </text:span><text:span text:style-name="T12">HD</text:span><text:span text:style-name="T15"> – 100 мбит/с полудуплекс</text:span></text:p>
            <text:p text:style-name="P10"><text:span text:style-name="T15">10 </text:span><text:span text:style-name="T12">MBit</text:span><text:span text:style-name="T15"> </text:span><text:span text:style-name="T12">FD</text:span><text:span text:style-name="T15"> – 10 мбит/с дуплекс</text:span></text:p>
            <text:p text:style-name="P10"><text:span text:style-name="T15">10 </text:span><text:span text:style-name="T12">MBit</text:span><text:span text:style-name="T15"> </text:span><text:span text:style-name="T12">HD</text:span><text:span text:style-name="T15"> – 10 мбит/с полудуплекс</text:span></text:p>
            <text:p text:style-name="P10"><text:span text:style-name="T11">autonegotiotion</text:span> <text:span text:style-name="T11">in</text:span> <text:span text:style-name="T11">process</text:span><text:span text:style-name="T15"> – идет процесс автосогласования параметров линии</text:span></text:p>
            <text:p text:style-name="P10"><text:span text:style-name="T12">link</text:span><text:span text:style-name="T15"> </text:span><text:span text:style-name="T12">down</text:span><text:span text:style-name="T15"> – кабель не подсоединен</text:span></text:p>
          </table:table-cell>
        </table:table-row>
        <table:table-row table:style-name="Table1.35">
          <table:covered-table-cell/>
          <table:covered-table-cell/>
          <table:table-cell table:style-name="Table1.A1" office:value-type="string">
            <text:p text:style-name="P8">Test PHY : read error</text:p>
          </table:table-cell>
          <table:table-cell table:style-name="Table1.A1" office:value-type="string">
            <text:p text:style-name="P10">Отказ в доступе к <text:span text:style-name="T11">PHY</text:span>-контроллеру по чтению</text:p>
          </table:table-cell>
        </table:table-row>
        <table:table-row table:style-name="Table1.35">
          <table:table-cell table:style-name="Table1.A1" table:number-rows-spanned="2" office:value-type="string">
            <text:p text:style-name="P10"><text:span text:style-name="T9">TEST PHY</text:span><text:span text:style-name="T10"> </text:span><text:span text:style-name="T9">: PING</text:span></text:p>
          </table:table-cell>
          <table:table-cell table:style-name="Table1.A1" table:number-rows-spanned="2" office:value-type="string">
            <text:p text:style-name="P10">Тестирование передачи по <text:span text:style-name="T11">Ethernet</text:span> через <text:span text:style-name="T11">PHY</text:span>-<text:soft-page-break/>контроллер платы СЦ4</text:p>
          </table:table-cell>
          <table:table-cell table:style-name="Table1.A1" office:value-type="string">
            <text:p text:style-name="P8">Test PHY PING : OK , &lt;T&gt; ms</text:p>
          </table:table-cell>
          <table:table-cell table:style-name="Table1.A1" office:value-type="string">
            <text:p text:style-name="P10"><text:span text:style-name="T15">Положительный результат тестирования, обмен произведен за </text:span><text:soft-page-break/><text:span text:style-name="T15">&lt;Т&gt; миллисекунд</text:span></text:p>
          </table:table-cell>
        </table:table-row>
        <table:table-row table:style-name="Table1.40">
          <table:covered-table-cell/>
          <table:covered-table-cell/>
          <table:table-cell table:style-name="Table1.A1" office:value-type="string">
            <text:p text:style-name="P8">Test PHY PING : PING timeout</text:p>
          </table:table-cell>
          <table:table-cell table:style-name="Table1.A1" office:value-type="string">
            <text:p text:style-name="P10">Таймаут ожидания ответа на запрос <text:span text:style-name="T11">PING</text:span></text:p>
          </table:table-cell>
        </table:table-row>
        <table:table-row table:style-name="Table1.1">
          <table:table-cell table:style-name="Table1.A1" table:number-rows-spanned="3" office:value-type="string">
            <text:p text:style-name="P8">TEST SET PIN : &lt;PINNAME&gt; : &lt;0|1&gt;</text:p>
          </table:table-cell>
          <table:table-cell table:style-name="Table1.A1" table:number-rows-spanned="3" office:value-type="string">
            <text:p text:style-name="P10">Установка выходной линии микроконтроллера</text:p>
            <text:p text:style-name="P10"><text:span text:style-name="T17">Поддерживаемые &lt;</text:span><text:span text:style-name="T14">PINNAME</text:span><text:span text:style-name="T17">&gt;:</text:span></text:p>
            <text:p text:style-name="P23">POW_DOWN, UPR1_SP, UP2_FAN, RELE_UPR, MKVKL_UPR, NORMA_UPR, TEST_LED</text:p>
          </table:table-cell>
          <table:table-cell table:style-name="Table1.A1" office:value-type="string">
            <text:p text:style-name="P8">Pin &lt;PINNAME&gt; set to &lt;0|1&gt;</text:p>
          </table:table-cell>
          <table:table-cell table:style-name="Table1.A1" office:value-type="string">
            <text:p text:style-name="P10">Установка выходной линии микроконтроллера <text:span text:style-name="T17">&lt;</text:span><text:span text:style-name="T14">PINNAME</text:span><text:span text:style-name="T17">&gt; </text:span>в указанное значение 0 или 1</text:p>
            <text:p text:style-name="P10"/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8">Error : wrong pin name</text:p>
          </table:table-cell>
          <table:table-cell table:style-name="Table1.A1" office:value-type="string">
            <text:p text:style-name="P10">Неверное имя линии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8">Error : wrong pin value</text:p>
          </table:table-cell>
          <table:table-cell table:style-name="Table1.A1" office:value-type="string">
            <text:p text:style-name="P10">Неверное значение линии</text:p>
          </table:table-cell>
        </table:table-row>
        <table:table-row table:style-name="Table1.1">
          <table:table-cell table:style-name="Table1.A1" table:number-rows-spanned="2" office:value-type="string">
            <text:p text:style-name="P10"><text:span text:style-name="T10">TEST </text:span><text:span text:style-name="T9">G</text:span><text:span text:style-name="T10">ET PIN</text:span><text:span text:style-name="T9"> : &lt;PINNAME&gt;</text:span></text:p>
          </table:table-cell>
          <table:table-cell table:style-name="Table1.A1" table:number-rows-spanned="2" office:value-type="string">
            <text:p text:style-name="P10">Получение состояния входной линии микроконтроллера </text:p>
            <text:p text:style-name="P10"><text:span text:style-name="T17">Поддерживаемые &lt;</text:span><text:span text:style-name="T14">PINNAME</text:span><text:span text:style-name="T17">&gt;:</text:span></text:p>
            <text:p text:style-name="P23">INT_BUT, DET_48V, UPR_PHONE, UPR_MIC2, VOL+, VOL-, SENS+, SENS-, TEST_BUT, CFG_UI0, CFG_UI1, CFG_UI2</text:p>
          </table:table-cell>
          <table:table-cell table:style-name="Table1.A1" office:value-type="string">
            <text:p text:style-name="P8">Input pin &lt;PINNAME&gt; : &lt;0|1&gt;</text:p>
          </table:table-cell>
          <table:table-cell table:style-name="Table1.A1" office:value-type="string">
            <text:p text:style-name="P10">Получение и вывод состояния входной линии микроконтроллера <text:span text:style-name="T17">&lt;</text:span><text:span text:style-name="T14">PINNAME</text:span><text:span text:style-name="T17">&gt;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8">Error : wrong pin name</text:p>
          </table:table-cell>
          <table:table-cell table:style-name="Table1.A1" office:value-type="string">
            <text:p text:style-name="P10">Неверное имя линии</text:p>
          </table:table-cell>
        </table:table-row>
        <table:table-row table:style-name="Table1.1">
          <table:table-cell table:style-name="Table1.A1" table:number-rows-spanned="2" office:value-type="string">
            <text:p text:style-name="P24">TEST SET LED : &lt;lednum&gt; : &lt;state&gt;</text:p>
          </table:table-cell>
          <table:table-cell table:style-name="Table1.A1" table:number-rows-spanned="2" office:value-type="string">
            <text:p text:style-name="P10">Установка состояния светодиода</text:p>
            <text:p text:style-name="P10"><text:span text:style-name="T16">&lt;</text:span><text:span text:style-name="T13">lednum</text:span><text:span text:style-name="T16">&gt;, &lt;</text:span><text:span text:style-name="T13">state</text:span><text:span text:style-name="T16">&gt; <text:s/>- шестнадцатеричные числа из двух цифр</text:span></text:p>
            <text:p text:style-name="P10"><text:span text:style-name="T16">&lt;</text:span><text:span text:style-name="T13">lednum</text:span><text:span text:style-name="T16">&gt; - код светодиода</text:span></text:p>
            <text:p text:style-name="P10"><text:span text:style-name="T16">&lt;</text:span><text:span text:style-name="T13">state</text:span><text:span text:style-name="T16">&gt; - состояние:</text:span></text:p>
            <text:p text:style-name="P25">00 - выключен</text:p>
            <text:p text:style-name="P25">01 - включен</text:p>
            <text:p text:style-name="P25">02 - мигание 500/500</text:p>
            <text:p text:style-name="P25">03 - мигание 250/250</text:p>
            <text:p text:style-name="P25">04 – мигание 100/900</text:p>
          </table:table-cell>
          <table:table-cell table:style-name="Table1.A1" office:value-type="string">
            <text:p text:style-name="P8">Set led state ok</text:p>
          </table:table-cell>
          <table:table-cell table:style-name="Table1.A1" office:value-type="string">
            <text:p text:style-name="P10">Подтверждение<text:span text:style-name="T11"> </text:span>выполнения<text:span text:style-name="T11"> </text:span>команды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8">Error : invalid led number</text:p>
          </table:table-cell>
          <table:table-cell table:style-name="Table1.A1" office:value-type="string">
            <text:p text:style-name="P10">Неверный код светодиода</text:p>
          </table:table-cell>
        </table:table-row>
        <table:table-row table:style-name="Table1.1">
          <table:table-cell table:style-name="Table1.A1" table:number-rows-spanned="2" office:value-type="string">
            <text:p text:style-name="P24">TEST GET BTN : &lt;btnnum&gt;</text:p>
          </table:table-cell>
          <table:table-cell table:style-name="Table1.A1" table:number-rows-spanned="2" office:value-type="string">
            <text:p text:style-name="P10">Получение состояния кнопки</text:p>
            <text:p text:style-name="P10"><text:span text:style-name="T16">&lt;</text:span><text:span text:style-name="T13">btnnum</text:span><text:span text:style-name="T16">&gt; - код кнопки, шестнадцатеричное число из двух цифр</text:span></text:p>
          </table:table-cell>
          <table:table-cell table:style-name="Table1.A1" office:value-type="string">
            <text:p text:style-name="P8">Get btn &lt;btnnum&gt; val : &lt;val&gt;</text:p>
          </table:table-cell>
          <table:table-cell table:style-name="Table1.A1" office:value-type="string">
            <text:p text:style-name="P10"><text:span text:style-name="T15">Вывод состояния кнопки &lt;</text:span><text:span text:style-name="T12">btnnum</text:span><text:span text:style-name="T15">&gt;</text:span></text:p>
            <text:p text:style-name="P10"><text:span text:style-name="T15">&lt;</text:span><text:span text:style-name="T12">val</text:span><text:span text:style-name="T15">&gt; - состояние кнопки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9">Error : invalid btn number</text:p>
          </table:table-cell>
          <table:table-cell table:style-name="Table1.A1" office:value-type="string">
            <text:p text:style-name="P10">Неверный код кнопки</text:p>
          </table:table-cell>
        </table:table-row>
        <text:soft-page-break/>
        <table:table-row table:style-name="Table1.1">
          <table:table-cell table:style-name="Table1.A1" office:value-type="string">
            <text:p text:style-name="P10"><text:span text:style-name="T10">TEST TONE </text:span><text:span text:style-name="T9">: &lt;IDX&gt; : &lt;LEN&gt;</text:span></text:p>
          </table:table-cell>
          <table:table-cell table:style-name="Table1.A1" office:value-type="string">
            <text:p text:style-name="P10">Тестирование воспроизведения звукового сигнала</text:p>
            <text:p text:style-name="P10"><text:span text:style-name="T15">&lt;</text:span><text:span text:style-name="T12">IDX</text:span><text:span text:style-name="T15">&gt; - код </text:span>звукового <text:span text:style-name="T15">сигнала (</text:span><text:span text:style-name="T16">шестнадцатеричные число из двух цифр</text:span><text:span text:style-name="T15">):</text:span></text:p>
            <text:p text:style-name="P22">00 – выключить сигнал </text:p>
            <text:p text:style-name="P22">01 – тон 600 Гц</text:p>
            <text:p text:style-name="P22">02 – тон 1000 Гц</text:p>
            <text:p text:style-name="P22">03 – тон 2100 Гц</text:p>
            <text:p text:style-name="P22">04 – "вызов абонента"</text:p>
            <text:p text:style-name="P22">05 – "ответ станции" (тон 425Гц)</text:p>
            <text:p text:style-name="P22">06 – "контроль посылки вызова"</text:p>
            <text:p text:style-name="P22">07 – "абонент занят" (кратковременный)</text:p>
            <text:p text:style-name="P22">08 – "абонент недоступен" (кратковременный)</text:p>
            <text:p text:style-name="P10"><text:span text:style-name="T15">&lt;</text:span><text:span text:style-name="T12">LEN</text:span><text:span text:style-name="T15">&gt; - время воспроизведения, <text:s/></text:span><text:span text:style-name="T16">шестнадцатеричное число из четырех цифр, для кратковременных сигналов - 0000</text:span></text:p>
          </table:table-cell>
          <table:table-cell table:style-name="Table1.A1" office:value-type="string">
            <text:p text:style-name="P8">Start test tone &lt;idx&gt; len &lt;len&gt;</text:p>
          </table:table-cell>
          <table:table-cell table:style-name="Table1.A1" office:value-type="string">
            <text:p text:style-name="P10">Старт воспроизведения звукового сигнала (останов воспроизведения, если <text:span text:style-name="T11">idx</text:span>=00).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TEST PRINT : SB</text:p>
          </table:table-cell>
          <table:table-cell table:style-name="Table1.A1" office:value-type="string">
            <text:p text:style-name="P10">Вывод полной информации о системном блоке <text:span text:style-name="T11">EEPROM</text:span></text:p>
          </table:table-cell>
          <table:table-cell table:style-name="Table1.A1" office:value-type="string">
            <text:p text:style-name="P9">----------</text:p>
            <text:p text:style-name="P9">System block</text:p>
            <text:p text:style-name="P22">Далее передаются строки с содержимым всех полей системного блока в виде:</text:p>
            <text:p text:style-name="P22">---- &lt;имя_поля&gt; : &lt;значение&gt;, <text:line-break/>где количество «-» обозначает уровень вложенности поля</text:p>
          </table:table-cell>
          <table:table-cell table:style-name="Table1.A1" office:value-type="string">
            <text:p text:style-name="P22">Печать содержимого всех полей системного блока</text:p>
          </table:table-cell>
        </table:table-row>
        <table:table-row table:style-name="Table1.1">
          <table:table-cell table:style-name="Table1.A1" office:value-type="string">
            <text:p text:style-name="P8">TEST PRINT : CONF</text:p>
          </table:table-cell>
          <table:table-cell table:style-name="Table1.A1" office:value-type="string">
            <text:p text:style-name="P10">Вывод полной информации о конфигурации</text:p>
          </table:table-cell>
          <table:table-cell table:style-name="Table1.A1" office:value-type="string">
            <text:p text:style-name="P9">----------</text:p>
            <text:p text:style-name="P9">Settings</text:p>
            <text:p text:style-name="P10"><text:span text:style-name="T15">Далее передаются строки с содержимым всех полей </text:span><text:soft-page-break/><text:span text:style-name="T15">конфигурационной структуры в виде:</text:span></text:p>
            <text:p text:style-name="P22">----&lt;имя_поля&gt; : &lt;значение&gt;,</text:p>
            <text:p text:style-name="P22">где количество «-» обозначает уровень вложенности поля</text:p>
          </table:table-cell>
          <table:table-cell table:style-name="Table1.A1" office:value-type="string">
            <text:p text:style-name="P22">Печать всех полей конфигурационной структуры</text:p>
          </table:table-cell>
        </table:table-row>
        <table:table-row table:style-name="Table1.1">
          <table:table-cell table:style-name="Table1.A1" table:number-columns-spanned="4" office:value-type="string">
            <text:p text:style-name="P11"><text:span text:style-name="T7">Тестовые отладочные команды (режим </text:span><text:span text:style-name="T8">DEBUG</text:span><text:span text:style-name="T7">)</text:span></text:p>
          </table:table-cell>
          <table:covered-table-cell/>
          <table:covered-table-cell/>
          <table:covered-table-cell/>
        </table:table-row>
        <table:table-row table:style-name="Table1.31">
          <table:table-cell table:style-name="Table1.A1" table:number-rows-spanned="2" office:value-type="string">
            <text:p text:style-name="P24">TEST SET AIC : &lt;page&gt; : &lt;reg&gt; : &lt;data&gt;</text:p>
          </table:table-cell>
          <table:table-cell table:style-name="Table1.A1" table:number-rows-spanned="2" office:value-type="string">
            <text:p text:style-name="P10">Запись регистра <text:span text:style-name="T11">AUDIOCODEC</text:span></text:p>
            <text:p text:style-name="P10"><text:span text:style-name="T16">&lt;</text:span><text:span text:style-name="T13">page</text:span><text:span text:style-name="T16">&gt;, &lt;</text:span><text:span text:style-name="T13">reg</text:span><text:span text:style-name="T16">&gt;, &lt;</text:span><text:span text:style-name="T13">data</text:span><text:span text:style-name="T16">&gt; - шестнадцатеричные числа из двух цифр</text:span></text:p>
          </table:table-cell>
          <table:table-cell table:style-name="Table1.A1" office:value-type="string">
            <text:p text:style-name="P8">AIC set reg : OK</text:p>
          </table:table-cell>
          <table:table-cell table:style-name="Table1.A1" office:value-type="string">
            <text:p text:style-name="P10">Подтверждение записи регистра <text:span text:style-name="T16">&lt;</text:span><text:span text:style-name="T13">reg</text:span><text:span text:style-name="T16">&gt; на странице &lt;</text:span><text:span text:style-name="T13">page</text:span><text:span text:style-name="T16">&gt; </text:span>м/с <text:span text:style-name="T11">AUDIOCODEC</text:span></text:p>
          </table:table-cell>
        </table:table-row>
        <table:table-row table:style-name="Table1.31">
          <table:covered-table-cell/>
          <table:covered-table-cell/>
          <table:table-cell table:style-name="Table1.A1" office:value-type="string">
            <text:p text:style-name="P8">Error: AIC write error</text:p>
          </table:table-cell>
          <table:table-cell table:style-name="Table1.A1" office:value-type="string">
            <text:p text:style-name="P10">Ошибка связи с м/с <text:span text:style-name="T11">AUDIOCODEC</text:span></text:p>
          </table:table-cell>
        </table:table-row>
        <table:table-row table:style-name="Table1.1">
          <table:table-cell table:style-name="Table1.A1" table:number-rows-spanned="2" office:value-type="string">
            <text:p text:style-name="P24">TEST GET AIC : &lt;page&gt; : &lt;reg&gt;</text:p>
          </table:table-cell>
          <table:table-cell table:style-name="Table1.A1" table:number-rows-spanned="2" office:value-type="string">
            <text:p text:style-name="P10">Чтение регистра <text:span text:style-name="T11">AUDIOCODEC</text:span></text:p>
            <text:p text:style-name="P10"><text:span text:style-name="T16">&lt;</text:span><text:span text:style-name="T13">page</text:span><text:span text:style-name="T16">&gt;, &lt;</text:span><text:span text:style-name="T13">reg</text:span><text:span text:style-name="T16">&gt; - шестнадцатеричные числа из двух цифр</text:span></text:p>
          </table:table-cell>
          <table:table-cell table:style-name="Table1.A1" office:value-type="string">
            <text:p text:style-name="P8">AIC reg &lt;reg&gt; : &lt;data&gt;</text:p>
          </table:table-cell>
          <table:table-cell table:style-name="Table1.A1" office:value-type="string">
            <text:p text:style-name="P10">Вывод значения регистра м/с <text:span text:style-name="T11">AUDIOCODEC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8">Error: AIC read error</text:p>
          </table:table-cell>
          <table:table-cell table:style-name="Table1.A1" office:value-type="string">
            <text:p text:style-name="P10">Ошибка связи с м/с <text:span text:style-name="T11">AUDIOCODEC</text:span></text:p>
          </table:table-cell>
        </table:table-row>
        <table:table-row table:style-name="Table1.1">
          <table:table-cell table:style-name="Table1.A1" table:number-rows-spanned="2" office:value-type="string">
            <text:p text:style-name="P24">TEST SET ETH : &lt;reg&gt; : &lt;data&gt;</text:p>
          </table:table-cell>
          <table:table-cell table:style-name="Table1.A1" table:number-rows-spanned="2" office:value-type="string">
            <text:p text:style-name="P10">Запись регистра <text:span text:style-name="T11">PHY</text:span>-контроллера</text:p>
            <text:p text:style-name="P10"><text:span text:style-name="T16">&lt;</text:span><text:span text:style-name="T13">reg</text:span><text:span text:style-name="T16">&gt; <text:s/>- шестнадцатеричное число из двух цифр</text:span></text:p>
            <text:p text:style-name="P10"><text:span text:style-name="T16">&lt;</text:span><text:span text:style-name="T13">data</text:span><text:span text:style-name="T16">&gt; <text:s/>- шестнадцатеричные числа из четырех цифр</text:span></text:p>
          </table:table-cell>
          <table:table-cell table:style-name="Table1.A1" office:value-type="string">
            <text:p text:style-name="P8">ETHPHY set reg : OK</text:p>
          </table:table-cell>
          <table:table-cell table:style-name="Table1.A1" office:value-type="string">
            <text:p text:style-name="P10">Подтверждение записи регистра <text:span text:style-name="T18">&lt;</text:span><text:span text:style-name="T19">reg</text:span><text:span text:style-name="T18">&gt; </text:span>м/с <text:span text:style-name="T11">PHY</text:span>-контроллера<text:span text:style-name="T18"> 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8">Error: ETHPHY write error</text:p>
          </table:table-cell>
          <table:table-cell table:style-name="Table1.A1" office:value-type="string">
            <text:p text:style-name="P10">Ошибка связи с м/с <text:span text:style-name="T11">PHY</text:span>-контроллера</text:p>
          </table:table-cell>
        </table:table-row>
        <table:table-row table:style-name="Table1.1">
          <table:table-cell table:style-name="Table1.A1" table:number-rows-spanned="2" office:value-type="string">
            <text:p text:style-name="P24">TEST GET ETH : &lt;reg&gt;</text:p>
          </table:table-cell>
          <table:table-cell table:style-name="Table1.A1" table:number-rows-spanned="2" office:value-type="string">
            <text:p text:style-name="P10">Чтение регистра <text:span text:style-name="T11">PHY</text:span>-контроллера</text:p>
            <text:p text:style-name="P10"><text:span text:style-name="T16">&lt;</text:span><text:span text:style-name="T13">reg</text:span><text:span text:style-name="T16">&gt; <text:s/>- шестнадцатеричное число из двух цифр</text:span></text:p>
          </table:table-cell>
          <table:table-cell table:style-name="Table1.A1" office:value-type="string">
            <text:p text:style-name="P8">ETHPHY reg &lt;reg&gt; : &lt;data&gt;</text:p>
          </table:table-cell>
          <table:table-cell table:style-name="Table1.A1" office:value-type="string">
            <text:p text:style-name="P10">Вывод значения регистра м/с <text:span text:style-name="T11">PHY</text:span>-контроллера</text:p>
            <text:p text:style-name="P10"/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8">Error: ETHPHY read error</text:p>
          </table:table-cell>
          <table:table-cell table:style-name="Table1.A1" office:value-type="string">
            <text:p text:style-name="P10">Ошибка связи с м/с <text:span text:style-name="T11">PHY</text:span>-контроллера</text:p>
          </table:table-cell>
        </table:table-row>
        <table:table-row table:style-name="Table1.1">
          <table:table-cell table:style-name="Table1.A1" table:number-columns-spanned="4" office:value-type="string">
            <text:p text:style-name="P18">Общие ответы на команды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Любая команда тестового режима</text:p>
          </table:table-cell>
          <table:table-cell table:style-name="Table1.A1" office:value-type="string">
            <text:p text:style-name="P8">Error : not in test mode</text:p>
          </table:table-cell>
          <table:table-cell table:style-name="Table1.A1" office:value-type="string">
            <text:p text:style-name="P10">Отказ в выполнении команды. Режим <text:span text:style-name="T11">TEST</text:span> не включен.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Любая команда тестового отладочного <text:s/>режима</text:p>
          </table:table-cell>
          <table:table-cell table:style-name="Table1.A1" office:value-type="string">
            <text:p text:style-name="P8">Error : not in debug mode</text:p>
          </table:table-cell>
          <table:table-cell table:style-name="Table1.A1" office:value-type="string">
            <text:p text:style-name="P10">Отказ в выполнении команды. Режим <text:span text:style-name="T11">DEBUG</text:span> не включен.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Любая команда с параметрами</text:p>
          </table:table-cell>
          <table:table-cell table:style-name="Table1.A1" office:value-type="string">
            <text:p text:style-name="P10"><text:span text:style-name="T10">Error : invalid param</text:span><text:span text:style-name="T9">&lt;N&gt;</text:span></text:p>
          </table:table-cell>
          <table:table-cell table:style-name="Table1.A1" office:value-type="string">
            <text:p text:style-name="P10">Отказ в выполнении команды. Неверный формат параметра команды номер <text:span text:style-name="T11">N</text:span></text:p>
          </table:table-cell>
        </table:table-row>
        <text:soft-page-break/>
        <table:table-row table:style-name="Table1.1">
          <table:table-cell table:style-name="Table1.A1" table:number-columns-spanned="4" office:value-type="string">
            <text:p text:style-name="P18">Общие сервисные команды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DEVICE GET CFGUI</text:p>
          </table:table-cell>
          <table:table-cell table:style-name="Table1.A1" office:value-type="string">
            <text:p text:style-name="P10">Запрос типа устройства</text:p>
          </table:table-cell>
          <table:table-cell table:style-name="Table1.A1" office:value-type="string">
            <text:p text:style-name="P9">CFGUI <text:s/>: &lt;тип устройства&gt;</text:p>
          </table:table-cell>
          <table:table-cell table:style-name="Table1.A1" office:value-type="string">
            <text:p text:style-name="P10">Возвращает тип устройства</text:p>
            <text:p text:style-name="P10">&lt;тип устройства&gt; - число:</text:p>
            <text:p text:style-name="P10">00 - ПДО-16</text:p>
            <text:p text:style-name="P10">01 - ПДО-32</text:p>
            <text:p text:style-name="P10">02 - ПДО-48</text:p>
            <text:p text:style-name="P10">03 - ПДО-16</text:p>
            <text:p text:style-name="P10">04 - ПДО-16Н</text:p>
            <text:p text:style-name="P10"><text:span text:style-name="T11">05 - </text:span>ПДО<text:span text:style-name="T11">-32</text:span>Н</text:p>
          </table:table-cell>
        </table:table-row>
        <table:table-row table:style-name="Table1.1">
          <table:table-cell table:style-name="Table1.A1" table:number-rows-spanned="2" office:value-type="string">
            <text:p text:style-name="P9">DEVICE FWINFO</text:p>
          </table:table-cell>
          <table:table-cell table:style-name="Table1.A1" table:number-rows-spanned="2" office:value-type="string">
            <text:p text:style-name="P10">Запрос информации о прошивке</text:p>
          </table:table-cell>
          <table:table-cell table:style-name="Table1.A1" office:value-type="string">
            <text:p text:style-name="P8">Saved firmware version : &lt;ver&gt;</text:p>
            <text:p text:style-name="P8">Saved firmware CRC32 : &lt;sCRC&gt;</text:p>
            <text:p text:style-name="P8">Saved firmware size : &lt;size&gt;</text:p>
            <text:p text:style-name="P8">Calculated CRC32 : &lt;cCRC&gt;</text:p>
          </table:table-cell>
          <table:table-cell table:style-name="Table1.A1" office:value-type="string">
            <text:p text:style-name="P22">Печать информации о прошивке:</text:p>
            <text:p text:style-name="P10"><text:span text:style-name="T15">&lt;</text:span><text:span text:style-name="T12">ver</text:span><text:span text:style-name="T15">&gt; - версия прошивки из </text:span><text:span text:style-name="T12">EEPROM</text:span></text:p>
            <text:p text:style-name="P10"><text:span text:style-name="T15">&lt;</text:span><text:span text:style-name="T12">sCRC</text:span><text:span text:style-name="T15">&gt; - контрольная сумма из </text:span><text:span text:style-name="T12">EEPROM</text:span></text:p>
            <text:p text:style-name="P10"><text:span text:style-name="T15">&lt;</text:span><text:span text:style-name="T12">size</text:span><text:span text:style-name="T15">&gt; - размер прошивки из </text:span><text:span text:style-name="T12">EEPROM</text:span></text:p>
            <text:p text:style-name="P10"><text:span text:style-name="T15">&lt;</text:span><text:span text:style-name="T12">cCRC</text:span><text:span text:style-name="T15">&gt; - вычисленная контрольная сумма образа программы во флеш-паямти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9">FWINFO : info not found</text:p>
          </table:table-cell>
          <table:table-cell table:style-name="Table1.A1" office:value-type="string">
            <text:p text:style-name="P10"><text:span text:style-name="T15">Информации о прошивке отсутствует в </text:span><text:span text:style-name="T12">EEPROM</text:span></text:p>
          </table:table-cell>
        </table:table-row>
        <table:table-row table:style-name="Table1.1">
          <table:table-cell table:style-name="Table1.A1" office:value-type="string">
            <text:p text:style-name="P8">DEVICE RESET </text:p>
          </table:table-cell>
          <table:table-cell table:style-name="Table1.A1" office:value-type="string">
            <text:p text:style-name="P10">Программный сброс <text:s/>устройства</text:p>
          </table:table-cell>
          <table:table-cell table:style-name="Table1.A1" office:value-type="string">
            <text:p text:style-name="P9">RESETING DEVICE...</text:p>
          </table:table-cell>
          <table:table-cell table:style-name="Table1.A1" office:value-type="string">
            <text:p text:style-name="P10">Ответ и программная перезагрузка устройств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 CYR" svg:font-family="'Courier New CYR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Courier New CYR1" svg:font-family="'Courier New CYR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11.6929in" fo:page-height="8.2681in" style:num-format="1" style:print-orientation="landscape" fo:margin-top="0.2839in" fo:margin-bottom="0.5902in" fo:margin-left="0.7874in" fo:margin-right="0.7874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Щенников Михаил Андреевич</meta:initial-creator>
    <meta:editing-cycles>101</meta:editing-cycles>
    <meta:creation-date>2021-08-11T05:03:00</meta:creation-date>
    <dc:date>2022-01-31T10:25:39.466574870</dc:date>
    <meta:editing-duration>PT5H31M11S</meta:editing-duration>
    <meta:generator>LibreOffice/6.4.7.2$Linux_X86_64 LibreOffice_project/40$Build-2</meta:generator>
    <meta:document-statistic meta:table-count="1" meta:image-count="0" meta:object-count="0" meta:page-count="9" meta:paragraph-count="325" meta:word-count="1610" meta:character-count="10713" meta:non-whitespace-character-count="93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